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ing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icketID</text:p>
          </table:table-cell>
          <table:table-cell office:value-type="string" table:style-name="ce1">
            <text:p>flightID</text:p>
          </table:table-cell>
          <table:table-cell office:value-type="string" table:style-name="ce1">
            <text:p>seatNum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userI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99" table:style-name="ce1">
            <text:p>9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164" table:style-name="ce1">
            <text:p>164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125" table:style-name="ce1">
            <text:p>12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119" table:style-name="ce1">
            <text:p>11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154" table:style-name="ce1">
            <text:p>154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146" table:style-name="ce1">
            <text:p>146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193" table:style-name="ce1">
            <text:p>193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174" table:style-name="ce1">
            <text:p>174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141" table:style-name="ce1">
            <text:p>141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109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147" table:style-name="ce1">
            <text:p>147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156" table:style-name="ce1">
            <text:p>156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191" table:style-name="ce1">
            <text:p>191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171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182" table:style-name="ce1">
            <text:p>18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197" table:style-name="ce1">
            <text:p>19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195" table:style-name="ce1">
            <text:p>19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168" table:style-name="ce1">
            <text:p>168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134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161" table:style-name="ce1">
            <text:p>161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126" table:style-name="ce1">
            <text:p>12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102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199" table:style-name="ce1">
            <text:p>19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189" table:style-name="ce1">
            <text:p>189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179" table:style-name="ce1">
            <text:p>179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166" table:style-name="ce1">
            <text:p>166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167" table:style-name="ce1">
            <text:p>16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157" table:style-name="ce1">
            <text:p>1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163" table:style-name="ce1">
            <text:p>163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121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111" table:style-name="ce1">
            <text:p>11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132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129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103" table:style-name="ce1">
            <text:p>10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133" table:style-name="ce1">
            <text:p>133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185" table:style-name="ce1">
            <text:p>18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114" table:style-name="ce1">
            <text:p>114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117" table:style-name="ce1">
            <text:p>117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196" table:style-name="ce1">
            <text:p>196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175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136" table:style-name="ce1">
            <text:p>136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162" table:style-name="ce1">
            <text:p>162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143" table:style-name="ce1">
            <text:p>143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122" table:style-name="ce1">
            <text:p>1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153" table:style-name="ce1">
            <text:p>15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112" table:style-name="ce1">
            <text:p>112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116" table:style-name="ce1">
            <text:p>116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1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108" table:style-name="ce1">
            <text:p>108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198" table:style-name="ce1">
            <text:p>198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183" table:style-name="ce1">
            <text:p>18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138" table:style-name="ce1">
            <text:p>138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173" table:style-name="ce1">
            <text:p>173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113" table:style-name="ce1">
            <text:p>113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194" table:style-name="ce1">
            <text:p>194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124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159" table:style-name="ce1">
            <text:p>159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127" table:style-name="ce1">
            <text:p>127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152" table:style-name="ce1">
            <text:p>15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101" table:style-name="ce1">
            <text:p>101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158" table:style-name="ce1">
            <text:p>158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181" table:style-name="ce1">
            <text:p>181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392" table:style-name="ce1">
            <text:p>392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365" table:style-name="ce1">
            <text:p>365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316" table:style-name="ce1">
            <text:p>316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346" table:style-name="ce1">
            <text:p>346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366" table:style-name="ce1">
            <text:p>366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321" table:style-name="ce1">
            <text:p>321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376" table:style-name="ce1">
            <text:p>376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367" table:style-name="ce1">
            <text:p>367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370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349" table:style-name="ce1">
            <text:p>349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309" table:style-name="ce1">
            <text:p>309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322" table:style-name="ce1">
            <text:p>322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362" table:style-name="ce1">
            <text:p>362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323" table:style-name="ce1">
            <text:p>323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345" table:style-name="ce1">
            <text:p>345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383" table:style-name="ce1">
            <text:p>383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388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334" table:style-name="ce1">
            <text:p>334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356" table:style-name="ce1">
            <text:p>356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341" table:style-name="ce1">
            <text:p>341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395" table:style-name="ce1">
            <text:p>395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374" table:style-name="ce1">
            <text:p>374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372" table:style-name="ce1">
            <text:p>372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358" table:style-name="ce1">
            <text:p>358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344" table:style-name="ce1">
            <text:p>344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380" table:style-name="ce1">
            <text:p>380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357" table:style-name="ce1">
            <text:p>357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313" table:style-name="ce1">
            <text:p>313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317" table:style-name="ce1">
            <text:p>317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304" table:style-name="ce1">
            <text:p>304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378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390" table:style-name="ce1">
            <text:p>390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352" table:style-name="ce1">
            <text:p>352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319" table:style-name="ce1">
            <text:p>319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320" table:style-name="ce1">
            <text:p>320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379" table:style-name="ce1">
            <text:p>379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361" table:style-name="ce1">
            <text:p>361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363" table:style-name="ce1">
            <text:p>363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347" table:style-name="ce1">
            <text:p>347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338" table:style-name="ce1">
            <text:p>338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381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399" table:style-name="ce1">
            <text:p>399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387" table:style-name="ce1">
            <text:p>387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353" table:style-name="ce1">
            <text:p>353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397" table:style-name="ce1">
            <text:p>397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373" table:style-name="ce1">
            <text:p>373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331" table:style-name="ce1">
            <text:p>331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333" table:style-name="ce1">
            <text:p>333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305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351" table:style-name="ce1">
            <text:p>351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393" table:style-name="ce1">
            <text:p>393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312" table:style-name="ce1">
            <text:p>312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396" table:style-name="ce1">
            <text:p>396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386" table:style-name="ce1">
            <text:p>386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327" table:style-name="ce1">
            <text:p>327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329" table:style-name="ce1">
            <text:p>329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371" table:style-name="ce1">
            <text:p>371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318" table:style-name="ce1">
            <text:p>318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306" table:style-name="ce1">
            <text:p>306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382" table:style-name="ce1">
            <text:p>382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355" table:style-name="ce1">
            <text:p>355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354" table:style-name="ce1">
            <text:p>354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314" table:style-name="ce1">
            <text:p>314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368" table:style-name="ce1">
            <text:p>368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335" table:style-name="ce1">
            <text:p>335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325" table:style-name="ce1">
            <text:p>325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302" table:style-name="ce1">
            <text:p>302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301" table:style-name="ce1">
            <text:p>301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328" table:style-name="ce1">
            <text:p>328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310" table:style-name="ce1">
            <text:p>310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398" table:style-name="ce1">
            <text:p>398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348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315" table:style-name="ce1">
            <text:p>315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391" table:style-name="ce1">
            <text:p>391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385" table:style-name="ce1">
            <text:p>385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369" table:style-name="ce1">
            <text:p>369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337" table:style-name="ce1">
            <text:p>337</text:p>
          </table:table-cell>
          <table:table-cell table:number-columns-repeated="16379"/>
        </table:table-row>
        <table:table-row table:number-rows-repeated="10482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7T00:09:16Z</meta:creation-date>
    <dc:date>2015-11-23T07:26:35Z</dc:date>
  </office:meta>
</office:document-meta>
</file>